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Bitstream Vera Sans" svg:font-family="'Bitstream Vera Sans'" style:font-pitch="variable"/>
    <style:font-face style:name="Gothic1" svg:font-family="Gothic" style:font-pitch="variable"/>
    <style:font-face style:name="Nimbus Roman No9 L" svg:font-family="'Nimbus Roman No9 L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Gothic" svg:font-family="Gothic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textarea-horizontal-align="center" draw:textarea-vertical-align="middle"/>
    </style:style>
    <style:style style:name="gr2" style:family="graphic" style:parent-style-name="standard">
      <style:graphic-properties draw:stroke="solid" svg:stroke-color="#000000" draw:fill="solid" draw:fill-color="#dddedd" draw:textarea-horizontal-align="center" draw:textarea-vertical-align="middle"/>
    </style:style>
    <style:style style:name="gr3" style:family="graphic" style:parent-style-name="standard">
      <style:graphic-properties draw:stroke="solid" svg:stroke-color="#000000" draw:fill="solid" draw:fill-color="#99ccff" draw:textarea-horizontal-align="center" draw:textarea-vertical-align="middle"/>
    </style:style>
    <style:style style:name="gr4" style:family="graphic" style:parent-style-name="standard">
      <style:graphic-properties draw:stroke="solid" svg:stroke-color="#000000" draw:textarea-horizontal-align="center" draw:textarea-vertical-align="middle" draw:shadow="hidden"/>
    </style:style>
    <style:style style:name="gr5" style:family="graphic" style:parent-style-name="standard">
      <style:graphic-properties draw:stroke="dash" draw:stroke-dash="Fine_20_Dashed" draw:fill="none" draw:opacity="50%" draw:textarea-horizontal-align="center" draw:textarea-vertical-align="middle" draw:shadow-opacity="50%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434cm" fo:min-width="3.728cm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433cm" fo:min-width="1.249cm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434cm" fo:min-width="1.143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434cm" fo:min-width="0.985cm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434cm" fo:min-width="0.544cm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434cm" fo:min-width="0.85cm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434cm" fo:min-width="0.669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434cm" fo:min-width="0.614cm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434cm" fo:min-width="0.694cm"/>
    </style:style>
    <style:style style:name="gr15" style:family="graphic" style:parent-style-name="standard">
      <style:graphic-properties draw:stroke="solid" svg:stroke-color="#000000" draw:fill="solid" draw:fill-color="#e7d27d" draw:textarea-horizontal-align="center" draw:textarea-vertical-align="middle"/>
    </style:style>
    <style:style style:name="gr16" style:family="graphic" style:parent-style-name="standard">
      <style:graphic-properties draw:stroke="solid" svg:stroke-color="#000000" draw:fill="none" draw:textarea-horizontal-align="center" draw:textarea-vertical-align="middle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519cm" fo:min-width="1.436cm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519cm" fo:min-width="1.725cm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434cm" fo:min-width="2.187cm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519cm" fo:min-width="3.521cm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433cm" fo:min-width="2.361cm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493cm" fo:min-width="2.187cm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434cm" fo:min-width="1.097cm"/>
    </style:style>
    <style:style style:name="gr24" style:family="graphic" style:parent-style-name="standard">
      <style:graphic-properties draw:stroke="none" draw:fill="none" draw:fill-color="#ffffff" draw:textarea-horizontal-align="left" draw:auto-grow-width="true" fo:min-height="0.519cm" fo:min-width="5.994cm"/>
    </style:style>
    <style:style style:name="gr25" style:family="graphic" style:parent-style-name="standard">
      <style:graphic-properties draw:stroke="none" draw:fill="none" draw:fill-color="#ffffff" draw:textarea-horizontal-align="left" draw:auto-grow-width="true" fo:min-height="0.434cm" fo:min-width="1.158cm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0.433cm" fo:min-width="1.236cm"/>
    </style:style>
    <style:style style:name="gr27" style:family="graphic" style:parent-style-name="standard">
      <style:graphic-properties draw:stroke="none" draw:fill="none" draw:fill-color="#ffffff" draw:textarea-horizontal-align="left" draw:auto-grow-width="true" fo:min-height="0.433cm" fo:min-width="1.532cm"/>
    </style:style>
    <style:style style:name="gr28" style:family="graphic" style:parent-style-name="standard">
      <style:graphic-properties draw:stroke="none" draw:fill="none" draw:fill-color="#ffffff" draw:textarea-horizontal-align="left" draw:auto-grow-width="true" fo:min-height="0.435cm" fo:min-width="0.471cm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0.434cm" fo:min-width="1.302cm"/>
    </style:style>
    <style:style style:name="gr30" style:family="graphic" style:parent-style-name="standard">
      <style:graphic-properties draw:stroke="solid" svg:stroke-color="#000000" draw:fill="solid" draw:fill-color="#b5e476" draw:textarea-horizontal-align="center" draw:textarea-vertical-align="middle"/>
    </style:style>
    <style:style style:name="gr31" style:family="graphic" style:parent-style-name="standard">
      <style:graphic-properties draw:stroke="none" draw:fill="none" draw:fill-color="#ffffff" draw:textarea-horizontal-align="left" draw:auto-grow-width="true" fo:min-height="0.433cm" fo:min-width="0.642cm"/>
    </style:style>
    <style:style style:name="gr32" style:family="graphic" style:parent-style-name="standard">
      <style:graphic-properties draw:stroke="none" draw:fill="none" draw:fill-color="#ffffff" draw:textarea-horizontal-align="left" draw:auto-grow-width="true" fo:min-height="0.434cm" fo:min-width="0.562cm"/>
    </style:style>
    <style:style style:name="gr33" style:family="graphic" style:parent-style-name="standard">
      <style:graphic-properties draw:stroke="none" draw:fill="none" draw:fill-color="#ffffff" draw:textarea-horizontal-align="left" draw:auto-grow-width="true" fo:min-height="0.433cm" fo:min-width="0.572cm"/>
    </style:style>
    <style:style style:name="gr34" style:family="graphic" style:parent-style-name="standard">
      <style:graphic-properties draw:stroke="none" draw:fill="none" draw:fill-color="#ffffff" draw:textarea-horizontal-align="left" draw:auto-grow-width="true" fo:min-height="0.345cm" fo:min-width="1.822cm"/>
    </style:style>
    <style:style style:name="gr35" style:family="graphic" style:parent-style-name="standard">
      <style:graphic-properties draw:stroke="none" draw:fill="none" draw:fill-color="#ffffff" draw:textarea-horizontal-align="left" draw:auto-grow-width="true" fo:min-height="0.435cm" fo:min-width="1.225cm"/>
    </style:style>
    <style:style style:name="gr36" style:family="graphic" style:parent-style-name="standard">
      <style:graphic-properties draw:stroke="none" draw:fill="none" draw:fill-color="#ffffff" draw:textarea-horizontal-align="left" draw:auto-grow-width="true" fo:min-height="0.249cm" fo:min-width="0.534cm"/>
    </style:style>
    <style:style style:name="gr37" style:family="graphic" style:parent-style-name="standard">
      <style:graphic-properties draw:stroke="none" draw:fill="none" draw:fill-color="#ffffff" draw:textarea-horizontal-align="left" draw:auto-grow-width="true" fo:min-height="0.433cm" fo:min-width="0.638cm"/>
    </style:style>
    <style:style style:name="gr38" style:family="graphic" style:parent-style-name="standard">
      <style:graphic-properties draw:stroke="none" draw:fill="none" draw:fill-color="#ffffff" draw:textarea-horizontal-align="left" draw:auto-grow-width="true" fo:min-height="0.434cm" fo:min-width="1.13cm"/>
    </style:style>
    <style:style style:name="gr39" style:family="graphic" style:parent-style-name="standard">
      <style:graphic-properties draw:stroke="none" draw:fill="none" draw:fill-color="#ffffff" draw:textarea-horizontal-align="left" draw:auto-grow-width="true" fo:min-height="0.433cm" fo:min-width="0.78cm"/>
    </style:style>
    <style:style style:name="gr40" style:family="graphic" style:parent-style-name="standard">
      <style:graphic-properties draw:stroke="none" draw:fill="none" draw:fill-color="#ffffff" draw:textarea-horizontal-align="left" draw:auto-grow-width="true" fo:min-height="0.434cm" fo:min-width="0.91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2.40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2.282cm"/>
    </style:style>
    <style:style style:name="gr43" style:family="graphic" style:parent-style-name="standard">
      <style:graphic-properties draw:stroke="none" draw:fill="none" draw:fill-color="#ffffff" draw:textarea-horizontal-align="left" draw:auto-grow-width="true" fo:min-height="0.435cm" fo:min-width="0.948cm"/>
    </style:style>
    <style:style style:name="gr44" style:family="graphic" style:parent-style-name="standard">
      <style:graphic-properties draw:stroke="none" draw:fill="none" draw:fill-color="#ffffff" draw:textarea-horizontal-align="left" draw:auto-grow-width="true" fo:min-height="0.434cm" fo:min-width="0.666cm"/>
    </style:style>
    <style:style style:name="gr45" style:family="graphic" style:parent-style-name="standard">
      <style:graphic-properties draw:stroke="none" draw:fill="none" draw:fill-color="#ffffff" draw:textarea-horizontal-align="left" draw:auto-grow-width="true" fo:min-height="0.447cm" fo:min-width="0.996cm"/>
    </style:style>
    <style:style style:name="P1" style:family="paragraph">
      <style:paragraph-properties fo:text-align="center"/>
      <style:text-properties style:font-name="Bitstream Vera Sans" fo:font-size="10.5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00" style:text-outline="false" style:text-line-through-style="none" style:text-line-through-type="none" style:font-name="Bitstream Vera Sans" fo:font-size="10.5pt" fo:font-style="normal" fo:text-shadow="none" style:text-underline-style="none" fo:font-weight="normal" style:text-underline-mode="continuous" style:text-overline-mode="continuous" style:text-line-through-mode="continuous" style:letter-kerning="false" style:font-name-asian="Nimbus Roman No9 L" style:font-size-asian="12.6000003814697pt" style:font-name-complex="Nimbus Roman No9 L" style:font-size-complex="12.6000003814697pt" style:text-scale="100%"/>
    </style:style>
    <style:style style:name="P5" style:family="paragraph">
      <style:paragraph-properties fo:margin-left="0cm" fo:margin-right="0cm" fo:text-indent="0cm"/>
      <style:text-properties fo:color="#000000" style:text-outline="false" style:text-line-through-style="none" style:text-line-through-type="none" style:font-name="Bitstream Vera Sans" fo:font-size="13pt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2.6000003814697pt" style:font-name-complex="Bitstream Vera Sans" style:font-size-complex="12.6000003814697pt" style:text-scale="100%"/>
    </style:style>
    <style:style style:name="P6" style:family="paragraph">
      <style:paragraph-properties fo:margin-left="0cm" fo:margin-right="0cm" fo:text-indent="0cm"/>
      <style:text-properties fo:color="#aecf00" style:font-name="Bitstream Vera Sans1" fo:font-size="15pt" fo:font-weight="bold"/>
    </style:style>
    <style:style style:name="P7" style:family="paragraph">
      <style:paragraph-properties fo:margin-left="0cm" fo:margin-right="0cm" fo:text-indent="0cm"/>
      <style:text-properties fo:color="#97c4f2" style:font-name="Bitstream Vera Sans1" fo:font-size="15pt" fo:font-weight="bold"/>
    </style:style>
    <style:style style:name="P8" style:family="paragraph">
      <style:paragraph-properties fo:margin-left="0cm" fo:margin-right="0cm" fo:text-indent="0cm"/>
      <style:text-properties fo:color="#cdb864" style:font-name="Bitstream Vera Sans1" fo:font-size="15pt" fo:font-weight="bold"/>
    </style:style>
    <style:style style:name="T1" style:family="text">
      <style:text-properties fo:color="#000000" style:text-outline="false" style:text-line-through-style="none" style:text-line-through-type="none" style:font-name="Bitstream Vera Sans" fo:font-size="10.5pt" fo:font-style="normal" fo:text-shadow="none" style:text-underline-style="none" fo:font-weight="normal" style:text-underline-mode="continuous" style:text-overline-mode="continuous" style:text-line-through-mode="continuous" style:letter-kerning="false" style:font-name-asian="Nimbus Roman No9 L" style:font-size-asian="12.6000003814697pt" style:font-name-complex="Nimbus Roman No9 L" style:font-size-complex="12.6000003814697pt" style:text-scale="100%"/>
    </style:style>
    <style:style style:name="T2" style:family="text">
      <style:text-properties fo:color="#000000" style:text-outline="false" style:text-line-through-style="none" style:text-line-through-type="none" style:font-name="Bitstream Vera Sans" fo:font-size="13pt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2.6000003814697pt" style:font-name-complex="Bitstream Vera Sans" style:font-size-complex="12.6000003814697pt" style:text-scale="100%"/>
    </style:style>
    <style:style style:name="T3" style:family="text">
      <style:text-properties fo:color="#aecf00" style:font-name="Bitstream Vera Sans1" fo:font-size="15pt" fo:font-weight="bold"/>
    </style:style>
    <style:style style:name="T4" style:family="text">
      <style:text-properties fo:color="#97c4f2" style:font-name="Bitstream Vera Sans1" fo:font-size="15pt" fo:font-weight="bold"/>
    </style:style>
    <style:style style:name="T5" style:family="text">
      <style:text-properties fo:color="#cdb864" style:font-name="Bitstream Vera Sans1" fo:font-size="15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1.183cm" svg:y1="9.142cm" svg:x2="12.086cm" svg:y2="9.142cm">
          <text:p/>
        </draw:line>
        <draw:line draw:style-name="gr1" draw:text-style-name="P1" draw:layer="layout" svg:x1="11.183cm" svg:y1="4.723cm" svg:x2="12.086cm" svg:y2="4.723cm">
          <text:p/>
        </draw:line>
        <draw:line draw:style-name="gr1" draw:text-style-name="P1" draw:layer="layout" svg:x1="15.106cm" svg:y1="9.143cm" svg:x2="16.338cm" svg:y2="9.143cm">
          <text:p/>
        </draw:line>
        <draw:polygon draw:style-name="gr2" draw:text-style-name="P1" draw:layer="layout" svg:width="3.054cm" svg:height="0.868cm" svg:x="12.087cm" svg:y="5.343cm" svg:viewBox="0 0 3055 869" draw:points="0,0 3055,0 3055,869 0,869">
          <text:p/>
        </draw:polygon>
        <draw:polygon draw:style-name="gr2" draw:text-style-name="P1" draw:layer="layout" svg:width="3.054cm" svg:height="0.868cm" svg:x="12.087cm" svg:y="6.438cm" svg:viewBox="0 0 3055 869" draw:points="0,0 3055,0 3055,869 0,869">
          <text:p/>
        </draw:polygon>
        <draw:polygon draw:style-name="gr3" draw:text-style-name="P1" draw:layer="layout" svg:width="2.267cm" svg:height="0.607cm" svg:x="19.75cm" svg:y="11.148cm" svg:viewBox="0 0 2268 608" draw:points="0,0 2268,0 2268,608 0,608">
          <text:p/>
        </draw:polygon>
        <draw:line draw:style-name="gr1" draw:text-style-name="P1" draw:layer="layout" svg:x1="18.601cm" svg:y1="15.419cm" svg:x2="19.785cm" svg:y2="15.419cm">
          <text:p/>
        </draw:line>
        <draw:line draw:style-name="gr4" draw:text-style-name="P1" draw:layer="layout" svg:x1="21.905cm" svg:y1="12.35cm" svg:x2="22.756cm" svg:y2="12.358cm">
          <text:p/>
        </draw:line>
        <draw:line draw:style-name="gr1" draw:text-style-name="P1" draw:layer="layout" svg:x1="22.041cm" svg:y1="9.205cm" svg:x2="22.833cm" svg:y2="9.207cm">
          <text:p/>
        </draw:line>
        <draw:rect draw:style-name="gr5" draw:text-style-name="P2" draw:layer="layout" svg:width="11.056cm" svg:height="3.893cm" svg:x="15.664cm" svg:y="3.83cm">
          <text:p/>
        </draw:rect>
        <draw:polygon draw:style-name="gr2" draw:text-style-name="P1" draw:layer="layout" svg:width="4.766cm" svg:height="0.868cm" svg:x="2.365cm" svg:y="8.67cm" svg:viewBox="0 0 4767 869" draw:points="0,0 4767,0 4767,869 0,869">
          <text:p/>
        </draw:polygon>
        <draw:polygon draw:style-name="gr2" draw:text-style-name="P1" draw:layer="layout" svg:width="3.211cm" svg:height="0.824cm" svg:x="8.122cm" svg:y="7.324cm" svg:viewBox="0 0 3212 825" draw:points="0,0 3212,0 3212,825 0,825">
          <text:p/>
        </draw:polygon>
        <draw:polygon draw:style-name="gr2" draw:text-style-name="P1" draw:layer="layout" svg:width="3.211cm" svg:height="0.868cm" svg:x="8.122cm" svg:y="8.67cm" svg:viewBox="0 0 3212 869" draw:points="0,0 3212,0 3212,869 0,869">
          <text:p/>
        </draw:polygon>
        <draw:polygon draw:style-name="gr2" draw:text-style-name="P1" draw:layer="layout" svg:width="3.211cm" svg:height="0.867cm" svg:x="8.122cm" svg:y="10.147cm" svg:viewBox="0 0 3212 868" draw:points="0,0 3212,0 3212,868 0,868">
          <text:p/>
        </draw:polygon>
        <draw:polygon draw:style-name="gr3" draw:text-style-name="P1" draw:layer="layout" svg:width="1.779cm" svg:height="3.119cm" svg:x="22.505cm" svg:y="11.079cm" svg:viewBox="0 0 1780 3120" draw:points="0,0 1780,0 1780,3120 0,3120">
          <text:p/>
        </draw:polygon>
        <draw:polygon draw:style-name="gr2" draw:text-style-name="P1" draw:layer="layout" svg:width="3.119cm" svg:height="0.868cm" svg:x="12.086cm" svg:y="8.67cm" svg:viewBox="0 0 3120 869" draw:points="0,0 3120,0 3120,869 0,869">
          <text:p/>
        </draw:polygon>
        <draw:polygon draw:style-name="gr2" draw:text-style-name="P1" draw:layer="layout" svg:width="3.211cm" svg:height="0.868cm" svg:x="8.122cm" svg:y="4.242cm" svg:viewBox="0 0 3212 869" draw:points="0,0 3212,0 3212,869 0,869">
          <text:p/>
        </draw:polygon>
        <draw:polygon draw:style-name="gr2" draw:text-style-name="P1" draw:layer="layout" svg:width="3.054cm" svg:height="0.868cm" svg:x="12.086cm" svg:y="4.242cm" svg:viewBox="0 0 3055 869" draw:points="0,0 3055,0 3055,869 0,869">
          <text:p/>
        </draw:polygon>
        <draw:frame draw:style-name="gr6" draw:text-style-name="P4" draw:layer="layout" svg:width="4.536cm" svg:height="0.684cm" svg:x="2.439cm" svg:y="8.836cm">
          <draw:text-box>
            <text:p text:style-name="P3"><text:span text:style-name="T1">/home/user/grassdata</text:span></text:p>
          </draw:text-box>
        </draw:frame>
        <draw:frame draw:style-name="gr7" draw:text-style-name="P4" draw:layer="layout" svg:width="1.912cm" svg:height="0.683cm" svg:x="8.213cm" svg:y="7.434cm">
          <draw:text-box>
            <text:p text:style-name="P3"><text:span text:style-name="T1">/europa</text:span></text:p>
          </draw:text-box>
        </draw:frame>
        <draw:frame draw:style-name="gr8" draw:text-style-name="P4" draw:layer="layout" svg:width="1.643cm" svg:height="0.684cm" svg:x="8.213cm" svg:y="8.836cm">
          <draw:text-box>
            <text:p text:style-name="P3"><text:span text:style-name="T1">/wake</text:span></text:p>
          </draw:text-box>
        </draw:frame>
        <draw:frame draw:style-name="gr9" draw:text-style-name="P4" draw:layer="layout" svg:width="1.637cm" svg:height="0.684cm" svg:x="8.213cm" svg:y="10.311cm">
          <draw:text-box>
            <text:p text:style-name="P3"><text:span text:style-name="T1">/world</text:span></text:p>
          </draw:text-box>
        </draw:frame>
        <draw:line draw:style-name="gr1" draw:text-style-name="P1" draw:layer="layout" svg:x1="15.807cm" svg:y1="4.311cm" svg:x2="15.807cm" svg:y2="9.955cm">
          <text:p/>
        </draw:line>
        <draw:frame draw:style-name="gr10" draw:text-style-name="P4" draw:layer="layout" svg:width="1.171cm" svg:height="0.684cm" svg:x="22.574cm" svg:y="12.258cm">
          <draw:text-box>
            <text:p text:style-name="P3"><text:span text:style-name="T1">hist</text:span></text:p>
          </draw:text-box>
        </draw:frame>
        <draw:frame draw:style-name="gr11" draw:text-style-name="P4" draw:layer="layout" svg:width="1.35cm" svg:height="0.684cm" svg:x="22.526cm" svg:y="11.649cm">
          <draw:text-box>
            <text:p text:style-name="P3"><text:span text:style-name="T1">dbln</text:span></text:p>
          </draw:text-box>
        </draw:frame>
        <draw:frame draw:style-name="gr12" draw:text-style-name="P4" draw:layer="layout" svg:width="1.306cm" svg:height="0.684cm" svg:x="22.574cm" svg:y="11.042cm">
          <draw:text-box>
            <text:p text:style-name="P3"><text:span text:style-name="T1">coor</text:span></text:p>
          </draw:text-box>
        </draw:frame>
        <draw:frame draw:style-name="gr13" draw:text-style-name="P4" draw:layer="layout" svg:width="1.243cm" svg:height="0.684cm" svg:x="22.574cm" svg:y="12.865cm">
          <draw:text-box>
            <text:p text:style-name="P3"><text:span text:style-name="T1">sidx</text:span></text:p>
          </draw:text-box>
        </draw:frame>
        <draw:frame draw:style-name="gr14" draw:text-style-name="P4" draw:layer="layout" svg:width="1.328cm" svg:height="0.684cm" svg:x="22.574cm" svg:y="13.517cm">
          <draw:text-box>
            <text:p text:style-name="P3"><text:span text:style-name="T1">topo</text:span></text:p>
          </draw:text-box>
        </draw:frame>
        <draw:line draw:style-name="gr1" draw:text-style-name="P2" draw:layer="layout" svg:x1="15.442cm" svg:y1="16.348cm" svg:x2="15.442cm" svg:y2="2.896cm">
          <text:p/>
        </draw:line>
        <draw:line draw:style-name="gr1" draw:text-style-name="P2" draw:layer="layout" svg:x1="11.578cm" svg:y1="16.352cm" svg:x2="11.578cm" svg:y2="2.896cm">
          <text:p/>
        </draw:line>
        <draw:line draw:style-name="gr1" draw:text-style-name="P1" draw:layer="layout" svg:x1="7.123cm" svg:y1="9.148cm" svg:x2="7.732cm" svg:y2="9.148cm">
          <text:p/>
        </draw:line>
        <draw:line draw:style-name="gr1" draw:text-style-name="P2" draw:layer="layout" svg:x1="7.43cm" svg:y1="16.325cm" svg:x2="7.43cm" svg:y2="2.896cm">
          <text:p/>
        </draw:line>
        <draw:polyline draw:style-name="gr1" draw:text-style-name="P1" draw:layer="layout" svg:width="0.466cm" svg:height="5.869cm" svg:x="7.643cm" svg:y="4.718cm" svg:viewBox="0 0 467 5870" draw:points="0,5870 0,0 467,0">
          <text:p/>
        </draw:polyline>
        <draw:line draw:style-name="gr1" draw:text-style-name="P1" draw:layer="layout" svg:x1="7.644cm" svg:y1="7.797cm" svg:x2="8.125cm" svg:y2="7.797cm">
          <text:p/>
        </draw:line>
        <draw:line draw:style-name="gr1" draw:text-style-name="P1" draw:layer="layout" svg:x1="7.644cm" svg:y1="9.148cm" svg:x2="8.122cm" svg:y2="9.149cm">
          <text:p/>
        </draw:line>
        <draw:polyline draw:style-name="gr1" draw:text-style-name="P1" draw:layer="layout" svg:width="0.259cm" svg:height="0.999cm" svg:x="11.826cm" svg:y="4.718cm" svg:viewBox="0 0 260 1000" draw:points="0,0 0,1000 260,1000">
          <text:p/>
        </draw:polyline>
        <draw:line draw:style-name="gr1" draw:text-style-name="P1" draw:layer="layout" svg:x1="15.806cm" svg:y1="12.438cm" svg:x2="15.806cm" svg:y2="9.855cm">
          <text:p/>
        </draw:line>
        <draw:polygon draw:style-name="gr15" draw:text-style-name="P1" draw:layer="layout" svg:width="2.43cm" svg:height="0.608cm" svg:x="19.599cm" svg:y="8.889cm" svg:viewBox="0 0 2431 609" draw:points="0,0 2431,0 2431,609 0,609">
          <text:p/>
        </draw:polygon>
        <draw:polygon draw:style-name="gr16" draw:text-style-name="P2" draw:layer="layout" svg:width="24.854cm" svg:height="13.455cm" svg:x="2.171cm" svg:y="2.896cm" svg:viewBox="0 0 24855 13456" draw:points="0,0 24855,0 24855,13456 0,13456">
          <text:p/>
        </draw:polygon>
        <draw:line draw:style-name="gr1" draw:text-style-name="P1" draw:layer="layout" svg:x1="19.359cm" svg:y1="14.407cm" svg:x2="19.75cm" svg:y2="14.407cm">
          <text:p/>
        </draw:line>
        <draw:line draw:style-name="gr1" draw:text-style-name="P1" draw:layer="layout" svg:x1="19.359cm" svg:y1="12.322cm" svg:x2="19.75cm" svg:y2="12.322cm">
          <text:p/>
        </draw:line>
        <draw:line draw:style-name="gr1" draw:text-style-name="P1" draw:layer="layout" svg:x1="19.359cm" svg:y1="13.321cm" svg:x2="19.75cm" svg:y2="13.321cm">
          <text:p/>
        </draw:line>
        <draw:polygon draw:style-name="gr3" draw:text-style-name="P1" draw:layer="layout" svg:width="2.267cm" svg:height="0.607cm" svg:x="19.75cm" svg:y="14.06cm" svg:viewBox="0 0 2268 608" draw:points="0,0 2268,0 2268,608 0,608">
          <text:p/>
        </draw:polygon>
        <draw:polygon draw:style-name="gr3" draw:text-style-name="P1" draw:layer="layout" svg:width="2.267cm" svg:height="0.608cm" svg:x="19.75cm" svg:y="13.13cm" svg:viewBox="0 0 2268 609" draw:points="0,0 2268,0 2268,609 0,609">
          <text:p/>
        </draw:polygon>
        <draw:polygon draw:style-name="gr3" draw:text-style-name="P1" draw:layer="layout" svg:width="2.267cm" svg:height="0.606cm" svg:x="19.75cm" svg:y="12.062cm" svg:viewBox="0 0 2268 607" draw:points="0,0 2268,0 2268,607 0,607">
          <text:p/>
        </draw:polygon>
        <draw:polyline draw:style-name="gr1" draw:text-style-name="P1" draw:layer="layout" svg:width="0.347cm" svg:height="2.952cm" svg:x="19.359cm" svg:y="11.454cm" svg:viewBox="0 0 348 2953" draw:points="0,2953 0,0 348,0">
          <text:p/>
        </draw:polyline>
        <draw:polygon draw:style-name="gr3" draw:text-style-name="P1" draw:layer="layout" svg:width="2.27cm" svg:height="0.608cm" svg:x="19.749cm" svg:y="15.09cm" svg:viewBox="0 0 2271 609" draw:points="0,0 2271,0 2271,609 0,609">
          <text:p/>
        </draw:polygon>
        <draw:frame draw:style-name="gr17" draw:text-style-name="P5" draw:layer="layout" svg:width="2.39cm" svg:height="0.78cm" svg:x="12.204cm" svg:y="3.034cm">
          <draw:text-box>
            <text:p text:style-name="P3"><text:span text:style-name="T2">Mapset</text:span></text:p>
          </draw:text-box>
        </draw:frame>
        <draw:frame draw:style-name="gr18" draw:text-style-name="P5" draw:layer="layout" svg:width="2.703cm" svg:height="0.78cm" svg:x="8.413cm" svg:y="3.034cm">
          <draw:text-box>
            <text:p text:style-name="P3"><text:span text:style-name="T2">Location</text:span></text:p>
          </draw:text-box>
        </draw:frame>
        <draw:frame draw:style-name="gr19" draw:text-style-name="P4" draw:layer="layout" svg:width="2.911cm" svg:height="0.684cm" svg:x="12.208cm" svg:y="8.757cm">
          <draw:text-box>
            <text:p text:style-name="P3"><text:span text:style-name="T1">/PERMANENT</text:span></text:p>
          </draw:text-box>
        </draw:frame>
        <draw:frame draw:style-name="gr20" draw:text-style-name="P5" draw:layer="layout" svg:width="4.816cm" svg:height="0.78cm" svg:x="2.539cm" svg:y="3.034cm">
          <draw:text-box>
            <text:p text:style-name="P3"><text:span text:style-name="T2">GRASS Database</text:span></text:p>
          </draw:text-box>
        </draw:frame>
        <draw:frame draw:style-name="gr21" draw:text-style-name="P4" draw:layer="layout" svg:width="3.08cm" svg:height="0.683cm" svg:x="8.186cm" svg:y="4.325cm">
          <draw:text-box>
            <text:p text:style-name="P3"><text:span text:style-name="T1">/prov_trentino</text:span></text:p>
          </draw:text-box>
        </draw:frame>
        <draw:frame draw:style-name="gr22" draw:text-style-name="P4" draw:layer="layout" svg:width="2.911cm" svg:height="0.743cm" svg:x="12.204cm" svg:y="4.347cm">
          <draw:text-box>
            <text:p text:style-name="P3"><text:span text:style-name="T1">/PERMANENT</text:span></text:p>
          </draw:text-box>
        </draw:frame>
        <draw:frame draw:style-name="gr23" draw:text-style-name="P4" draw:layer="layout" svg:width="1.742cm" svg:height="0.684cm" svg:x="12.204cm" svg:y="5.492cm">
          <draw:text-box>
            <text:p text:style-name="P3"><text:span text:style-name="T1">/trento</text:span></text:p>
          </draw:text-box>
        </draw:frame>
        <draw:frame draw:style-name="gr24" draw:text-style-name="P5" draw:layer="layout" svg:width="7.948cm" svg:height="0.78cm" svg:x="17.408cm" svg:y="3.034cm">
          <draw:text-box>
            <text:p text:style-name="P3"><text:span text:style-name="T2">Geometry and attribute data</text:span></text:p>
          </draw:text-box>
        </draw:frame>
        <draw:frame draw:style-name="gr25" draw:text-style-name="P4" draw:layer="layout" svg:width="1.895cm" svg:height="0.684cm" svg:x="19.923cm" svg:y="11.099cm">
          <draw:text-box>
            <text:p text:style-name="P3"><text:span text:style-name="T1">/streets</text:span></text:p>
          </draw:text-box>
        </draw:frame>
        <draw:frame draw:style-name="gr26" draw:text-style-name="P4" draw:layer="layout" svg:width="1.736cm" svg:height="0.683cm" svg:x="19.968cm" svg:y="12.054cm">
          <draw:text-box>
            <text:p text:style-name="P3"><text:span text:style-name="T1">/parks</text:span></text:p>
          </draw:text-box>
        </draw:frame>
        <draw:frame draw:style-name="gr27" draw:text-style-name="P4" draw:layer="layout" svg:width="2.032cm" svg:height="0.683cm" svg:x="19.968cm" svg:y="13.053cm">
          <draw:text-box>
            <text:p text:style-name="P3"><text:span text:style-name="T1">/lakes</text:span></text:p>
          </draw:text-box>
        </draw:frame>
        <draw:frame draw:style-name="gr28" draw:text-style-name="P4" draw:layer="layout" svg:width="1.184cm" svg:height="0.685cm" svg:x="20.011cm" svg:y="14.051cm">
          <draw:text-box>
            <text:p text:style-name="P3"><text:span text:style-name="T1">/poi</text:span></text:p>
          </draw:text-box>
        </draw:frame>
        <draw:frame draw:style-name="gr29" draw:text-style-name="P4" draw:layer="layout" svg:width="2.085cm" svg:height="0.684cm" svg:x="19.894cm" svg:y="15.083cm">
          <draw:text-box>
            <text:p text:style-name="P3"><text:span text:style-name="T1">sqlite.db</text:span></text:p>
          </draw:text-box>
        </draw:frame>
        <draw:line draw:style-name="gr1" draw:text-style-name="P1" draw:layer="layout" svg:x1="15.807cm" svg:y1="5.179cm" svg:x2="16.155cm" svg:y2="5.179cm">
          <text:p/>
        </draw:line>
        <draw:line draw:style-name="gr1" draw:text-style-name="P1" draw:layer="layout" svg:x1="15.807cm" svg:y1="6.048cm" svg:x2="16.199cm" svg:y2="6.042cm">
          <text:p/>
        </draw:line>
        <draw:line draw:style-name="gr1" draw:text-style-name="P1" draw:layer="layout" svg:x1="19.207cm" svg:y1="5.201cm" svg:x2="19.555cm" svg:y2="5.201cm">
          <text:p/>
        </draw:line>
        <draw:line draw:style-name="gr1" draw:text-style-name="P1" draw:layer="layout" svg:x1="19.207cm" svg:y1="6.2cm" svg:x2="19.555cm" svg:y2="6.2cm">
          <text:p/>
        </draw:line>
        <draw:line draw:style-name="gr1" draw:text-style-name="P1" draw:layer="layout" svg:x1="15.807cm" svg:y1="4.311cm" svg:x2="16.155cm" svg:y2="4.311cm">
          <text:p/>
        </draw:line>
        <draw:line draw:style-name="gr1" draw:text-style-name="P1" draw:layer="layout" svg:x1="19.208cm" svg:y1="4.292cm" svg:x2="19.556cm" svg:y2="4.292cm">
          <text:p/>
        </draw:line>
        <draw:polygon draw:style-name="gr30" draw:text-style-name="P1" draw:layer="layout" svg:width="2.43cm" svg:height="0.607cm" svg:x="19.598cm" svg:y="3.986cm" svg:viewBox="0 0 2431 608" draw:points="0,0 2431,0 2431,608 0,608">
          <text:p/>
        </draw:polygon>
        <draw:polygon draw:style-name="gr30" draw:text-style-name="P1" draw:layer="layout" svg:width="2.43cm" svg:height="0.606cm" svg:x="19.598cm" svg:y="4.942cm" svg:viewBox="0 0 2431 607" draw:points="0,0 2431,0 2431,607 0,607">
          <text:p/>
        </draw:polygon>
        <draw:polygon draw:style-name="gr30" draw:text-style-name="P1" draw:layer="layout" svg:width="2.43cm" svg:height="0.608cm" svg:x="19.598cm" svg:y="5.839cm" svg:viewBox="0 0 2431 609" draw:points="0,0 2431,0 2431,609 0,609">
          <text:p/>
        </draw:polygon>
        <draw:polygon draw:style-name="gr30" draw:text-style-name="P1" draw:layer="layout" svg:width="2.43cm" svg:height="0.608cm" svg:x="16.198cm" svg:y="5.787cm" svg:viewBox="0 0 2431 609" draw:points="0,0 2431,0 2431,609 0,609">
          <text:p/>
        </draw:polygon>
        <draw:polygon draw:style-name="gr30" draw:text-style-name="P1" draw:layer="layout" svg:width="2.43cm" svg:height="0.609cm" svg:x="16.198cm" svg:y="4.918cm" svg:viewBox="0 0 2431 610" draw:points="0,0 2431,0 2431,610 0,610">
          <text:p/>
        </draw:polygon>
        <draw:polygon draw:style-name="gr30" draw:text-style-name="P1" draw:layer="layout" svg:width="2.43cm" svg:height="0.65cm" svg:x="16.198cm" svg:y="4.007cm" svg:viewBox="0 0 2431 651" draw:points="0,0 2431,0 2431,651 0,651">
          <text:p/>
        </draw:polygon>
        <draw:polygon draw:style-name="gr30" draw:text-style-name="P1" draw:layer="layout" svg:width="2.43cm" svg:height="0.607cm" svg:x="19.598cm" svg:y="6.839cm" svg:viewBox="0 0 2431 608" draw:points="0,0 2431,0 2431,608 0,608">
          <text:p/>
        </draw:polygon>
        <draw:frame draw:style-name="gr31" draw:text-style-name="P4" draw:layer="layout" svg:width="1.391cm" svg:height="0.683cm" svg:x="19.745cm" svg:y="5.802cm">
          <draw:text-box>
            <text:p text:style-name="P3"><text:span text:style-name="T1">/fcell</text:span></text:p>
          </draw:text-box>
        </draw:frame>
        <draw:frame draw:style-name="gr32" draw:text-style-name="P4" draw:layer="layout" svg:width="1.294cm" svg:height="0.684cm" svg:x="19.745cm" svg:y="6.773cm">
          <draw:text-box>
            <text:p text:style-name="P3"><text:span text:style-name="T1">/hist</text:span></text:p>
          </draw:text-box>
        </draw:frame>
        <draw:frame draw:style-name="gr33" draw:text-style-name="P4" draw:layer="layout" svg:width="1.306cm" svg:height="0.683cm" svg:x="19.745cm" svg:y="4.89cm">
          <draw:text-box>
            <text:p text:style-name="P3"><text:span text:style-name="T1">/colr</text:span></text:p>
          </draw:text-box>
        </draw:frame>
        <draw:frame draw:style-name="gr34" draw:text-style-name="P4" draw:layer="layout" svg:width="2.322cm" svg:height="0.683cm" svg:x="19.668cm" svg:y="3.962cm">
          <draw:text-box>
            <text:p text:style-name="P3"><text:span text:style-name="T1">/cell_misc</text:span></text:p>
          </draw:text-box>
        </draw:frame>
        <draw:frame draw:style-name="gr35" draw:text-style-name="P4" draw:layer="layout" svg:width="1.725cm" svg:height="0.685cm" svg:x="16.345cm" svg:y="5.778cm">
          <draw:text-box>
            <text:p text:style-name="P3"><text:span text:style-name="T1">/cellhd</text:span></text:p>
          </draw:text-box>
        </draw:frame>
        <draw:frame draw:style-name="gr36" draw:text-style-name="P4" draw:layer="layout" svg:width="1.26cm" svg:height="0.683cm" svg:x="16.345cm" svg:y="4.898cm">
          <draw:text-box>
            <text:p text:style-name="P3"><text:span text:style-name="T1">/cell</text:span></text:p>
          </draw:text-box>
        </draw:frame>
        <draw:frame draw:style-name="gr37" draw:text-style-name="P4" draw:layer="layout" svg:width="1.387cm" svg:height="0.683cm" svg:x="16.345cm" svg:y="4cm">
          <draw:text-box>
            <text:p text:style-name="P3"><text:span text:style-name="T1">/cats</text:span></text:p>
          </draw:text-box>
        </draw:frame>
        <draw:polygon draw:style-name="gr3" draw:text-style-name="P1" draw:layer="layout" svg:width="2.398cm" svg:height="0.651cm" svg:x="16.198cm" svg:y="12.626cm" svg:viewBox="0 0 2399 652" draw:points="0,0 2399,0 2399,652 0,652">
          <text:p/>
        </draw:polygon>
        <draw:frame draw:style-name="gr38" draw:text-style-name="P4" draw:layer="layout" svg:width="1.793cm" svg:height="0.684cm" svg:x="16.328cm" svg:y="12.605cm">
          <draw:text-box>
            <text:p text:style-name="P3"><text:span text:style-name="T1">/vector</text:span></text:p>
          </draw:text-box>
        </draw:frame>
        <draw:line draw:style-name="gr1" draw:text-style-name="P1" draw:layer="layout" svg:x1="19.344cm" svg:y1="12.95cm" svg:x2="18.583cm" svg:y2="12.949cm">
          <text:p/>
        </draw:line>
        <draw:line draw:style-name="gr1" draw:text-style-name="P1" draw:layer="layout" svg:x1="15.807cm" svg:y1="12.931cm" svg:x2="16.198cm" svg:y2="12.931cm">
          <text:p/>
        </draw:line>
        <draw:polygon draw:style-name="gr3" draw:text-style-name="P1" draw:layer="layout" svg:width="2.344cm" svg:height="0.608cm" svg:x="16.242cm" svg:y="15.081cm" svg:viewBox="0 0 2345 609" draw:points="0,0 2345,0 2345,609 0,609">
          <text:p/>
        </draw:polygon>
        <draw:frame draw:style-name="gr39" draw:text-style-name="P4" draw:layer="layout" svg:width="1.624cm" svg:height="0.683cm" svg:x="16.347cm" svg:y="15.045cm">
          <draw:text-box>
            <text:p text:style-name="P3"><text:span text:style-name="T1">/sqlite</text:span></text:p>
          </draw:text-box>
        </draw:frame>
        <draw:line draw:style-name="gr1" draw:text-style-name="P1" draw:layer="layout" svg:x1="15.8cm" svg:y1="15.419cm" svg:x2="16.233cm" svg:y2="15.414cm">
          <text:p/>
        </draw:line>
        <draw:line draw:style-name="gr1" draw:text-style-name="P1" draw:layer="layout" svg:x1="15.801cm" svg:y1="12.431cm" svg:x2="15.801cm" svg:y2="15.419cm">
          <text:p/>
        </draw:line>
        <draw:line draw:style-name="gr1" draw:text-style-name="P1" draw:layer="layout" svg:x1="7.643cm" svg:y1="10.588cm" svg:x2="8.128cm" svg:y2="10.588cm">
          <text:p/>
        </draw:line>
        <draw:polyline draw:style-name="gr1" draw:text-style-name="P1" draw:layer="layout" svg:width="0.259cm" svg:height="1.16cm" svg:x="11.827cm" svg:y="5.718cm" svg:viewBox="0 0 260 1161" draw:points="0,0 0,1161 260,1161">
          <text:p/>
        </draw:polyline>
        <draw:frame draw:style-name="gr40" draw:text-style-name="P4" draw:layer="layout" svg:width="1.662cm" svg:height="0.684cm" svg:x="12.205cm" svg:y="6.568cm">
          <draw:text-box>
            <text:p text:style-name="P3"><text:span text:style-name="T1">/user1</text:span></text:p>
          </draw:text-box>
        </draw:frame>
        <draw:frame draw:style-name="gr41" draw:text-style-name="P6" draw:layer="layout" svg:width="2.907cm" svg:height="1.479cm" draw:transform="rotate (1.5707963267949) translate (24.763cm 7.062cm)">
          <draw:text-box>
            <text:p text:style-name="P3"><text:span text:style-name="T3">RASTER</text:span><text:span text:style-name="T3"><text:line-break/></text:span><text:span text:style-name="T3">maps</text:span></text:p>
          </draw:text-box>
        </draw:frame>
        <draw:frame draw:style-name="gr42" draw:text-style-name="P7" draw:layer="layout" svg:width="2.877cm" svg:height="1.479cm" draw:transform="rotate (1.5707963267949) translate (24.763cm 14.812cm)">
          <draw:text-box>
            <text:p text:style-name="P3"><text:span text:style-name="T4">VECTOR</text:span></text:p>
            <text:p text:style-name="P3"><text:span text:style-name="T4"><text:s/></text:span><text:span text:style-name="T4">maps</text:span></text:p>
          </draw:text-box>
        </draw:frame>
        <draw:rect draw:style-name="gr5" draw:text-style-name="P2" draw:layer="layout" svg:width="11.056cm" svg:height="5.04cm" svg:x="15.664cm" svg:y="10.908cm">
          <text:p/>
        </draw:rect>
        <draw:line draw:style-name="gr1" draw:text-style-name="P1" draw:layer="layout" svg:x1="19.206cm" svg:y1="7.144cm" svg:x2="19.206cm" svg:y2="4.294cm">
          <text:p/>
        </draw:line>
        <draw:line draw:style-name="gr1" draw:text-style-name="P1" draw:layer="layout" svg:x1="19.603cm" svg:y1="7.142cm" svg:x2="15.811cm" svg:y2="7.142cm">
          <text:p/>
        </draw:line>
        <draw:rect draw:style-name="gr5" draw:text-style-name="P2" draw:layer="layout" svg:width="11.056cm" svg:height="2.961cm" svg:x="15.664cm" svg:y="7.826cm">
          <text:p/>
        </draw:rect>
        <draw:line draw:style-name="gr1" draw:text-style-name="P1" draw:layer="layout" svg:x1="18.607cm" svg:y1="9.201cm" svg:x2="19.609cm" svg:y2="9.202cm">
          <text:p/>
        </draw:line>
        <draw:polygon draw:style-name="gr15" draw:text-style-name="P1" draw:layer="layout" svg:width="2.43cm" svg:height="0.608cm" svg:x="16.198cm" svg:y="8.888cm" svg:viewBox="0 0 2431 609" draw:points="0,0 2431,0 2431,609 0,609">
          <text:p/>
        </draw:polygon>
        <draw:frame draw:style-name="gr31" draw:text-style-name="P4" draw:layer="layout" svg:width="1.709cm" svg:height="0.683cm" svg:x="19.645cm" svg:y="8.876cm">
          <draw:text-box>
            <text:p text:style-name="P3"><text:span text:style-name="T1">/soil3d</text:span></text:p>
          </draw:text-box>
        </draw:frame>
        <draw:frame draw:style-name="gr43" draw:text-style-name="P4" draw:layer="layout" svg:width="1.577cm" svg:height="0.685cm" svg:x="16.325cm" svg:y="8.841cm">
          <draw:text-box>
            <text:p text:style-name="P3"><text:span text:style-name="T1">/grid3</text:span></text:p>
          </draw:text-box>
        </draw:frame>
        <draw:frame draw:style-name="gr41" draw:text-style-name="P8" draw:layer="layout" svg:width="2.907cm" svg:height="1.479cm" draw:transform="rotate (1.5707963267949) translate (24.763cm 10.695cm)">
          <draw:text-box>
            <text:p text:style-name="P3"><text:span text:style-name="T5">Volume</text:span><text:span text:style-name="T5"><text:line-break/></text:span><text:span text:style-name="T5">maps</text:span></text:p>
          </draw:text-box>
        </draw:frame>
        <draw:polygon draw:style-name="gr15" draw:text-style-name="P1" draw:layer="layout" svg:width="1.809cm" svg:height="2.464cm" svg:x="22.505cm" svg:y="8.046cm" svg:viewBox="0 0 1810 2465" draw:points="0,0 1810,0 1810,2465 0,2465">
          <text:p/>
        </draw:polygon>
        <draw:frame draw:style-name="gr10" draw:text-style-name="P4" draw:layer="layout" svg:width="1.137cm" svg:height="0.684cm" svg:x="22.667cm" svg:y="9.24cm">
          <draw:text-box>
            <text:p text:style-name="P3"><text:span text:style-name="T1">cell</text:span></text:p>
          </draw:text-box>
        </draw:frame>
        <draw:frame draw:style-name="gr44" draw:text-style-name="P4" draw:layer="layout" svg:width="1.603cm" svg:height="0.684cm" svg:x="22.667cm" svg:y="8.631cm">
          <draw:text-box>
            <text:p text:style-name="P3"><text:span text:style-name="T1">cellhd</text:span></text:p>
          </draw:text-box>
        </draw:frame>
        <draw:frame draw:style-name="gr45" draw:text-style-name="P4" draw:layer="layout" svg:width="1.573cm" svg:height="0.697cm" svg:x="22.667cm" svg:y="8.011cm">
          <draw:text-box>
            <text:p text:style-name="P3"><text:span text:style-name="T1">range</text:span></text:p>
          </draw:text-box>
        </draw:frame>
        <draw:frame draw:style-name="gr13" draw:text-style-name="P4" draw:layer="layout" svg:width="1.264cm" svg:height="0.684cm" svg:x="22.667cm" svg:y="9.847cm">
          <draw:text-box>
            <text:p text:style-name="P3"><text:span text:style-name="T1">ca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Bitstream Vera Sans" svg:font-family="'Bitstream Vera Sans'" style:font-pitch="variable"/>
    <style:font-face style:name="Gothic1" svg:font-family="Gothic" style:font-pitch="variable"/>
    <style:font-face style:name="Nimbus Roman No9 L" svg:font-family="'Nimbus Roman No9 L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Gothic" svg:font-family="Gothic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Gothic" style:font-family-asian="Gothic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2.1$Linux_X86_64 LibreOffice_project/ffeffaac4e34ca3b29f55c5c5cc036d2a4043869</meta:generator>
    <meta:initial-creator>Markus Neteler</meta:initial-creator>
    <meta:creation-date>2007-02-07T16:37:07</meta:creation-date>
    <dc:date>2014-03-23T13:13:51.530071998</dc:date>
    <dc:language>en-US</dc:language>
    <meta:editing-cycles>26</meta:editing-cycles>
    <meta:editing-duration>PT1H29M49S</meta:editing-duration>
    <dc:creator>Markus Neteler</dc:creator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